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cm" fo:margin-bottom="0cm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2">
      <style:paragraph-properties fo:margin-top="0cm" fo:margin-bottom="0cm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3">
      <style:paragraph-properties fo:margin-top="0cm" fo:margin-bottom="0cm" style:contextual-spacing="false"/>
    </style:style>
    <style:style style:name="P8" style:family="paragraph" style:parent-style-name="Text_20_body" style:list-style-name="L4"/>
    <style:style style:name="P9" style:family="paragraph" style:parent-style-name="Text_20_body" style:list-style-name="L4">
      <style:paragraph-properties fo:margin-top="0cm" fo:margin-bottom="0cm" style:contextual-spacing="false"/>
    </style:style>
    <style:style style:name="T1" style:family="text">
      <style:text-properties officeooo:rsid="00054db2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T1">O</text:span> recomendado é separar cada parte da sua aplicação em um container diferente: um para o backend (.NET), um para o frontend (Angular), um para o banco de dados (MySQL) e outro para o Apache (caso realmente precise dele, por exemplo, para servir arquivos estáticos ou atuar como proxy). Essa abordagem segue as melhores práticas do Docker, facilitando o gerenciamento, escalabilidade e manutenção do seu sistema <text:a xlink:type="simple" xlink:href="https://docs.docker.com/build/building/best-practices/#decouple-applications" text:style-name="Internet_20_link" text:visited-style-name="Visited_20_Internet_20_Link">Building best practices</text:a>.</text:p>
      <text:p text:style-name="Text_20_body">A melhor forma de orquestrar esses containers juntos é usando o Docker Compose. Com ele, você define todos os serviços no arquivo <text:span text:style-name="Source_20_Text">compose.yaml</text:span> e sobe tudo com um único comando. Por exemplo, para .NET, Angular e MySQL, você teria algo assim (adapte conforme sua necessidade):</text:p>
      <text:p text:style-name="Preformatted_20_Text"><text:span text:style-name="Source_20_Text">services:</text:span></text:p>
      <text:p text:style-name="Preformatted_20_Text"><text:span text:style-name="Source_20_Text"><text:s text:c="2"/>backend:</text:span></text:p>
      <text:p text:style-name="Preformatted_20_Text"><text:span text:style-name="Source_20_Text"><text:s text:c="4"/>build:</text:span></text:p>
      <text:p text:style-name="Preformatted_20_Text"><text:span text:style-name="Source_20_Text"><text:s text:c="6"/>context: ./backend</text:span></text:p>
      <text:p text:style-name="Preformatted_20_Text"><text:span text:style-name="Source_20_Text"><text:s text:c="4"/>ports:</text:span></text:p>
      <text:p text:style-name="Preformatted_20_Text"><text:span text:style-name="Source_20_Text"><text:s text:c="6"/>- "8080:8080"</text:span></text:p>
      <text:p text:style-name="Preformatted_20_Text"><text:span text:style-name="Source_20_Text"><text:s text:c="4"/>depends_on:</text:span></text:p>
      <text:p text:style-name="Preformatted_20_Text"><text:span text:style-name="Source_20_Text"><text:s text:c="6"/>- db</text:span></text:p>
      <text:p text:style-name="Preformatted_20_Text"><text:span text:style-name="Source_20_Text"><text:s text:c="4"/>environment:</text:span></text:p>
      <text:p text:style-name="Preformatted_20_Text"><text:span text:style-name="Source_20_Text"><text:s text:c="6"/>- CONNECTION_STRING=Server=db;Database=app;User=root;Password=secret;</text:span></text:p>
      <text:p text:style-name="Preformatted_20_Text"/>
      <text:p text:style-name="Preformatted_20_Text"><text:span text:style-name="Source_20_Text"><text:s text:c="2"/>frontend:</text:span></text:p>
      <text:p text:style-name="Preformatted_20_Text"><text:span text:style-name="Source_20_Text"><text:s text:c="4"/>build:</text:span></text:p>
      <text:p text:style-name="Preformatted_20_Text"><text:span text:style-name="Source_20_Text"><text:s text:c="6"/>context: ./frontend</text:span></text:p>
      <text:p text:style-name="Preformatted_20_Text"><text:span text:style-name="Source_20_Text"><text:s text:c="4"/>ports:</text:span></text:p>
      <text:p text:style-name="Preformatted_20_Text"><text:span text:style-name="Source_20_Text"><text:s text:c="6"/>- "4200:80"</text:span></text:p>
      <text:p text:style-name="Preformatted_20_Text"/>
      <text:p text:style-name="Preformatted_20_Text"><text:span text:style-name="Source_20_Text"><text:s text:c="2"/>db:</text:span></text:p>
      <text:p text:style-name="Preformatted_20_Text"><text:span text:style-name="Source_20_Text"><text:s text:c="4"/>image: mysql:8.0</text:span></text:p>
      <text:p text:style-name="Preformatted_20_Text"><text:span text:style-name="Source_20_Text"><text:s text:c="4"/>environment:</text:span></text:p>
      <text:p text:style-name="Preformatted_20_Text"><text:span text:style-name="Source_20_Text"><text:s text:c="6"/>MYSQL_ROOT_PASSWORD: secret</text:span></text:p>
      <text:p text:style-name="Preformatted_20_Text"><text:span text:style-name="Source_20_Text"><text:s text:c="6"/>MYSQL_DATABASE: app</text:span></text:p>
      <text:p text:style-name="Preformatted_20_Text"><text:span text:style-name="Source_20_Text"><text:s text:c="4"/>volumes:</text:span></text:p>
      <text:p text:style-name="Preformatted_20_Text"><text:span text:style-name="Source_20_Text"><text:s text:c="6"/>- db-data:/var/lib/mysql</text:span></text:p>
      <text:p text:style-name="Preformatted_20_Text"/>
      <text:p text:style-name="Preformatted_20_Text"><text:span text:style-name="Source_20_Text"><text:s text:c="2"/>apache:</text:span></text:p>
      <text:p text:style-name="Preformatted_20_Text"><text:span text:style-name="Source_20_Text"><text:s text:c="4"/>image: httpd:2.4</text:span></text:p>
      <text:p text:style-name="Preformatted_20_Text"><text:span text:style-name="Source_20_Text"><text:s text:c="4"/>ports:</text:span></text:p>
      <text:p text:style-name="Preformatted_20_Text"><text:span text:style-name="Source_20_Text"><text:s text:c="6"/>- "8081:80"</text:span></text:p>
      <text:p text:style-name="Preformatted_20_Text"><text:span text:style-name="Source_20_Text"><text:s text:c="4"/>volumes:</text:span></text:p>
      <text:p text:style-name="Preformatted_20_Text"><text:span text:style-name="Source_20_Text"><text:s text:c="6"/>- ./apache-config:/usr/local/apache2/conf</text:span></text:p>
      <text:p text:style-name="Preformatted_20_Text"/>
      <text:p text:style-name="Preformatted_20_Text"><text:span text:style-name="Source_20_Text">volumes:</text:span></text:p>
      <text:p text:style-name="P1"><text:span text:style-name="Source_20_Text"><text:s text:c="2"/>db-data:</text:span></text:p>
      <text:list text:style-name="L1">
        <text:list-item>
          <text:p text:style-name="P3">Cada serviço tem seu próprio container. </text:p>
        </text:list-item>
        <text:list-item>
          <text:p text:style-name="P3">O banco de dados usa um volume para persistência. </text:p>
        </text:list-item>
        <text:list-item>
          <text:p text:style-name="P2">O Compose cuida da rede interna, então os containers se comunicam pelos nomes dos serviços. </text:p>
        </text:list-item>
      </text:list>
      <text:p text:style-name="Text_20_body">Você pode ver exemplos práticos de como containerizar aplicações .NET, Angular e MySQL na documentação oficial do Docker <text:a xlink:type="simple" xlink:href="https://docs.docker.com/guides/dotnet/containerize/" text:style-name="Internet_20_link" text:visited-style-name="Visited_20_Internet_20_Link">Containerize a .NET application</text:a>, <text:a xlink:type="simple" xlink:href="https://docs.docker.com/guides/angular/containerize/" text:style-name="Internet_20_link" text:visited-style-name="Visited_20_Internet_20_Link">Containerize an Angular Application</text:a>, <text:a xlink:type="simple" xlink:href="https://docs.docker.com/reference/samples/mysql/" text:style-name="Internet_20_link" text:visited-style-name="Visited_20_Internet_20_Link">MySQL samples</text:a>.</text:p>
      <text:p text:style-name="Text_20_body">Resumindo: <text:span text:style-name="Strong_20_Emphasis">separe cada serviço em um container e use Docker Compose para orquestrar tudo</text:span>. Isso garante portabilidade, facilidade de manutenção e segue as melhores práticas recomendadas pelo Docker.</text:p>
      <text:p text:style-name="Text_20_body"><text:soft-page-break/></text:p>
      <text:p text:style-name="Horizontal_20_Line"/>
      <text:h text:style-name="Heading_20_3" text:outline-level="3">1. Como os containers se comunicam entre si?</text:h>
      <text:p text:style-name="Text_20_body">Quando você usa Docker Compose, todos os containers definidos no mesmo arquivo <text:span text:style-name="Source_20_Text">compose.yaml</text:span> ficam automaticamente na mesma rede interna criada pelo Compose. Assim, eles podem se comunicar usando o nome do serviço definido no Compose como hostname. Por exemplo, se você tem um serviço chamado <text:span text:style-name="Source_20_Text">db</text:span> (MySQL), o backend pode acessar o banco usando <text:span text:style-name="Source_20_Text">db</text:span> como hostname, sem precisar de IP fixo. Exemplo de configuração:</text:p>
      <text:p text:style-name="Preformatted_20_Text"><text:span text:style-name="Source_20_Text">services:</text:span></text:p>
      <text:p text:style-name="Preformatted_20_Text"><text:span text:style-name="Source_20_Text"><text:s text:c="2"/>backend:</text:span></text:p>
      <text:p text:style-name="Preformatted_20_Text"><text:span text:style-name="Source_20_Text"><text:s text:c="4"/>environment:</text:span></text:p>
      <text:p text:style-name="Preformatted_20_Text"><text:span text:style-name="Source_20_Text"><text:s text:c="6"/>- CONNECTION_STRING=Server=db;Database=app;User=root;Password=secret;</text:span></text:p>
      <text:p text:style-name="Preformatted_20_Text"><text:span text:style-name="Source_20_Text"><text:s text:c="2"/>db:</text:span></text:p>
      <text:p text:style-name="P1"><text:span text:style-name="Source_20_Text"><text:s text:c="4"/>image: mysql:8.0</text:span></text:p>
      <text:p text:style-name="Text_20_body">No exemplo acima, o backend acessa o MySQL usando <text:span text:style-name="Source_20_Text">db</text:span> como endereço do banco, pois ambos estão na mesma rede criada pelo Compose. Isso é automático e não precisa de configuração extra <text:a xlink:type="simple" xlink:href="https://docs.docker.com/compose/how-tos/networking/" text:style-name="Internet_20_link" text:visited-style-name="Visited_20_Internet_20_Link">Networking in Compose</text:a>.</text:p>
      <text:p text:style-name="Horizontal_20_Line"/>
      <text:h text:style-name="Heading_20_3" text:outline-level="3">2. Como disponibilizar para o usuário final?</text:h>
      <text:p text:style-name="Text_20_body">Você expõe as portas dos containers para o host usando a diretiva <text:span text:style-name="Source_20_Text">ports</text:span> no Compose. Por exemplo:</text:p>
      <text:p text:style-name="Preformatted_20_Text"><text:span text:style-name="Source_20_Text">services:</text:span></text:p>
      <text:p text:style-name="Preformatted_20_Text"><text:span text:style-name="Source_20_Text"><text:s text:c="2"/>frontend:</text:span></text:p>
      <text:p text:style-name="Preformatted_20_Text"><text:span text:style-name="Source_20_Text"><text:s text:c="4"/>ports:</text:span></text:p>
      <text:p text:style-name="P1"><text:span text:style-name="Source_20_Text"><text:s text:c="6"/>- "80:80"</text:span></text:p>
      <text:p text:style-name="Text_20_body">Assim, o usuário final acessa o site pelo navegador em <text:span text:style-name="Source_20_Text">http://localhost</text:span> (ou pelo IP/hostname do servidor, se estiver em produção). Se quiser expor em outra porta, basta ajustar o mapeamento, por exemplo, <text:span text:style-name="Source_20_Text">"8080:80"</text:span> expõe a porta 80 do container na porta 8080 do host <text:a xlink:type="simple" xlink:href="https://docs.docker.com/compose/intro/compose-application-model/" text:style-name="Internet_20_link" text:visited-style-name="Visited_20_Internet_20_Link">Compose application model</text:a>.</text:p>
      <text:p text:style-name="Horizontal_20_Line"/>
      <text:h text:style-name="Heading_20_3" text:outline-level="3">3. Como faço a configuração do MySQL?</text:h>
      <text:p text:style-name="Text_20_body">No Compose, você configura o MySQL usando variáveis de ambiente no serviço do banco:</text:p>
      <text:p text:style-name="Preformatted_20_Text"><text:span text:style-name="Source_20_Text">services:</text:span></text:p>
      <text:p text:style-name="Preformatted_20_Text"><text:span text:style-name="Source_20_Text"><text:s text:c="2"/>db:</text:span></text:p>
      <text:p text:style-name="Preformatted_20_Text"><text:span text:style-name="Source_20_Text"><text:s text:c="4"/>image: mysql:8.0</text:span></text:p>
      <text:p text:style-name="Preformatted_20_Text"><text:span text:style-name="Source_20_Text"><text:s text:c="4"/>environment:</text:span></text:p>
      <text:p text:style-name="Preformatted_20_Text"><text:span text:style-name="Source_20_Text"><text:s text:c="6"/>MYSQL_ROOT_PASSWORD: secret</text:span></text:p>
      <text:p text:style-name="Preformatted_20_Text"><text:span text:style-name="Source_20_Text"><text:s text:c="6"/>MYSQL_DATABASE: app</text:span></text:p>
      <text:p text:style-name="Preformatted_20_Text"><text:span text:style-name="Source_20_Text"><text:s text:c="4"/>volumes:</text:span></text:p>
      <text:p text:style-name="Preformatted_20_Text"><text:span text:style-name="Source_20_Text"><text:s text:c="6"/>- db-data:/var/lib/mysql</text:span></text:p>
      <text:p text:style-name="Preformatted_20_Text"><text:span text:style-name="Source_20_Text">volumes:</text:span></text:p>
      <text:p text:style-name="P1"><text:span text:style-name="Source_20_Text"><text:s text:c="2"/>db-data:</text:span></text:p>
      <text:list text:style-name="L2">
        <text:list-item>
          <text:p text:style-name="P5"><text:soft-page-break/><text:span text:style-name="Source_20_Text">MYSQL_ROOT_PASSWORD</text:span>: senha do usuário root. </text:p>
        </text:list-item>
        <text:list-item>
          <text:p text:style-name="P5"><text:span text:style-name="Source_20_Text">MYSQL_DATABASE</text:span>: nome do banco que será criado automaticamente. </text:p>
        </text:list-item>
        <text:list-item>
          <text:p text:style-name="P4">O volume garante que os dados persistam mesmo se o container for removido <text:a xlink:type="simple" xlink:href="https://docs.docker.com/guides/databases/#use-docker-compose-to-run-a-database" text:style-name="Internet_20_link" text:visited-style-name="Visited_20_Internet_20_Link">Use Docker Compose to run a database</text:a>. </text:p>
        </text:list-item>
      </text:list>
      <text:p text:style-name="Horizontal_20_Line"/>
      <text:h text:style-name="Heading_20_3" text:outline-level="3">4. Como subir os arquivos da aplicação?</text:h>
      <text:p text:style-name="Text_20_body">Você pode usar a diretiva <text:span text:style-name="Source_20_Text">build</text:span> no Compose para construir a imagem a partir do seu código-fonte, ou usar <text:span text:style-name="Source_20_Text">volumes</text:span> para mapear os arquivos do host para dentro do container (útil em desenvolvimento):</text:p>
      <text:p text:style-name="Preformatted_20_Text"><text:span text:style-name="Source_20_Text">services:</text:span></text:p>
      <text:p text:style-name="Preformatted_20_Text"><text:span text:style-name="Source_20_Text"><text:s text:c="2"/>backend:</text:span></text:p>
      <text:p text:style-name="Preformatted_20_Text"><text:span text:style-name="Source_20_Text"><text:s text:c="4"/>build:</text:span></text:p>
      <text:p text:style-name="Preformatted_20_Text"><text:span text:style-name="Source_20_Text"><text:s text:c="6"/>context: ./backend</text:span></text:p>
      <text:p text:style-name="Preformatted_20_Text"><text:span text:style-name="Source_20_Text"><text:s text:c="4"/>volumes:</text:span></text:p>
      <text:p text:style-name="Preformatted_20_Text"><text:span text:style-name="Source_20_Text"><text:s text:c="6"/>- ./backend:/app</text:span></text:p>
      <text:p text:style-name="Preformatted_20_Text"><text:span text:style-name="Source_20_Text"><text:s text:c="2"/>frontend:</text:span></text:p>
      <text:p text:style-name="Preformatted_20_Text"><text:span text:style-name="Source_20_Text"><text:s text:c="4"/>build:</text:span></text:p>
      <text:p text:style-name="Preformatted_20_Text"><text:span text:style-name="Source_20_Text"><text:s text:c="6"/>context: ./frontend</text:span></text:p>
      <text:p text:style-name="Preformatted_20_Text"><text:span text:style-name="Source_20_Text"><text:s text:c="4"/>volumes:</text:span></text:p>
      <text:p text:style-name="P1"><text:span text:style-name="Source_20_Text"><text:s text:c="6"/>- ./frontend:/app</text:span></text:p>
      <text:list text:style-name="L3">
        <text:list-item>
          <text:p text:style-name="P7">Em produção, normalmente você faz o build da imagem e sobe para um registro (Docker Hub, por exemplo), e o Compose baixa a imagem pronta. </text:p>
        </text:list-item>
        <text:list-item>
          <text:p text:style-name="P6">Em desenvolvimento, o volume permite que alterações no código sejam refletidas imediatamente no container <text:a xlink:type="simple" xlink:href="https://docs.docker.com/get-started/workshop/08_using_compose/" text:style-name="Internet_20_link" text:visited-style-name="Visited_20_Internet_20_Link">Use Docker Compose</text:a>. </text:p>
        </text:list-item>
      </text:list>
      <text:p text:style-name="Horizontal_20_Line"/>
      <text:p text:style-name="Text_20_body"><text:span text:style-name="T1">E</text:span>xemplos práticos de Compose para aplicações web com banco de dados, <text:a xlink:type="simple" xlink:href="https://docs.docker.com/guides/databases/#use-docker-compose-to-run-a-database" text:style-name="Internet_20_link" text:visited-style-name="Visited_20_Internet_20_Link">este exemplo oficial</text:a>.</text:p>
      <text:p text:style-name="Horizontal_20_Line"/>
      <text:h text:style-name="Heading_20_3" text:outline-level="3"><text:span text:style-name="Strong_20_Emphasis">1. Como criar tabelas automaticamente ao subir o MySQL no container?</text:span></text:h>
      <text:p text:style-name="Text_20_body">Você pode criar um script SQL (por exemplo, <text:span text:style-name="Source_20_Text">init.sql</text:span>) com os comandos de criação das tabelas e colunas. Basta colocar esse arquivo em um diretório do host e montar esse diretório no container em <text:span text:style-name="Source_20_Text">/docker-entrypoint-initdb.d</text:span>. O MySQL executa automaticamente todos os arquivos <text:span text:style-name="Source_20_Text">.sql</text:span>, <text:span text:style-name="Source_20_Text">.sh</text:span> e <text:span text:style-name="Source_20_Text">.sql.gz</text:span> desse diretório na primeira inicialização do container (quando o banco está vazio):</text:p>
      <text:p text:style-name="Preformatted_20_Text"><text:span text:style-name="Source_20_Text">services:</text:span></text:p>
      <text:p text:style-name="Preformatted_20_Text"><text:span text:style-name="Source_20_Text"><text:s text:c="2"/>db:</text:span></text:p>
      <text:p text:style-name="Preformatted_20_Text"><text:span text:style-name="Source_20_Text"><text:s text:c="4"/>image: mysql:8.0</text:span></text:p>
      <text:p text:style-name="Preformatted_20_Text"><text:span text:style-name="Source_20_Text"><text:s text:c="4"/>environment:</text:span></text:p>
      <text:p text:style-name="Preformatted_20_Text"><text:span text:style-name="Source_20_Text"><text:s text:c="6"/>MYSQL_ROOT_PASSWORD: secret</text:span></text:p>
      <text:p text:style-name="Preformatted_20_Text"><text:span text:style-name="Source_20_Text"><text:s text:c="6"/>MYSQL_DATABASE: app</text:span></text:p>
      <text:p text:style-name="Preformatted_20_Text"><text:span text:style-name="Source_20_Text"><text:s text:c="4"/>volumes:</text:span></text:p>
      <text:p text:style-name="P1"><text:span text:style-name="Source_20_Text"><text:s text:c="6"/>- ./scripts:/docker-entrypoint-initdb.d</text:span></text:p>
      <text:p text:style-name="Text_20_body">Se você colocar um arquivo <text:span text:style-name="Source_20_Text">./scripts/init.sql</text:span> com, por exemplo:</text:p>
      <text:p text:style-name="Preformatted_20_Text"><text:span text:style-name="Source_20_Text">CREATE TABLE IF NOT EXISTS users (</text:span></text:p>
      <text:p text:style-name="Preformatted_20_Text"><text:span text:style-name="Source_20_Text"><text:s text:c="2"/>id INT AUTO_INCREMENT PRIMARY KEY,</text:span></text:p>
      <text:p text:style-name="Preformatted_20_Text"><text:soft-page-break/><text:span text:style-name="Source_20_Text"><text:s text:c="2"/>name VARCHAR(255) NOT NULL</text:span></text:p>
      <text:p text:style-name="P1"><text:span text:style-name="Source_20_Text">);</text:span></text:p>
      <text:p text:style-name="Text_20_body">O MySQL irá criar essa tabela automaticamente ao iniciar o container pela primeira vez, desde que o banco esteja vazio <text:a xlink:type="simple" xlink:href="https://hub.docker.com/_/mysql#initializing-a-fresh-instance" text:style-name="Internet_20_link" text:visited-style-name="Visited_20_Internet_20_Link">Initializing a fresh instance</text:a>.</text:p>
      <text:p text:style-name="Horizontal_20_Line"/>
      <text:h text:style-name="Heading_20_3" text:outline-level="3"><text:span text:style-name="Strong_20_Emphasis">2. Como restaurar um backup SQL no MySQL do container?</text:span></text:h>
      <text:p text:style-name="Text_20_body">Se você já tem um arquivo de backup SQL, pode restaurá-lo usando o comando abaixo:</text:p>
      <text:p text:style-name="P1"><text:span text:style-name="Source_20_Text">docker exec -i &lt;nome-do-container&gt; sh -c 'exec mysql -uroot -p"$MYSQL_ROOT_PASSWORD"' &lt; /caminho/para/seu/backup.sql</text:span></text:p>
      <text:p text:style-name="Text_20_body">Por exemplo, se o container se chama <text:span text:style-name="Source_20_Text">my-mysql</text:span> e o backup está em <text:span text:style-name="Source_20_Text">backup.sql</text:span> na sua máquina:</text:p>
      <text:p text:style-name="P1"><text:span text:style-name="Source_20_Text">docker exec -i my-mysql sh -c 'exec mysql -uroot -p"$MYSQL_ROOT_PASSWORD"' &lt; backup.sql</text:span></text:p>
      <text:p text:style-name="Text_20_body"><text:a xlink:type="simple" xlink:href="https://hub.docker.com/_/mysql#restoring-data-from-dump-files" text:style-name="Internet_20_link" text:visited-style-name="Visited_20_Internet_20_Link">Restoring data from dump files</text:a></text:p>
      <text:p text:style-name="Horizontal_20_Line"/>
      <text:h text:style-name="Heading_20_3" text:outline-level="3"><text:span text:style-name="Strong_20_Emphasis">3. Como acessar o banco de dados MySQL dentro do container?</text:span></text:h>
      <text:p text:style-name="Text_20_body">Você pode acessar o terminal do container e usar o cliente MySQL:</text:p>
      <text:p text:style-name="P1"><text:span text:style-name="Source_20_Text">docker exec -it my-mysql bash</text:span></text:p>
      <text:p text:style-name="Text_20_body">Depois, dentro do bash do container, rode:</text:p>
      <text:p text:style-name="P1"><text:span text:style-name="Source_20_Text">mysql -u root -p</text:span></text:p>
      <text:p text:style-name="Text_20_body">Digite a senha (<text:span text:style-name="Source_20_Text">secret</text:span>, no exemplo acima) e você terá acesso ao prompt do MySQL para executar comandos SQL normalmente <text:a xlink:type="simple" xlink:href="https://docs.docker.com/guides/databases/#access-the-shell-of-a-containerized-database" text:style-name="Internet_20_link" text:visited-style-name="Visited_20_Internet_20_Link">Access the shell of a containerized database</text:a>.</text:p>
      <text:p text:style-name="Horizontal_20_Line"/>
      <text:p text:style-name="Text_20_body"><text:span text:style-name="T1">T</text:span>anto restaurar um backup SQL quanto acessar o banco de dados depois de subir os containers continuam relacionados ao ambiente definido no seu arquivo <text:span text:style-name="Source_20_Text">compose.yaml</text:span>, mas <text:span text:style-name="Strong_20_Emphasis">não são comandos que você coloca dentro do arquivo Compose</text:span>. O <text:span text:style-name="Source_20_Text">compose.yaml</text:span> serve para definir e orquestrar os serviços (containers), volumes, redes, etc.</text:p>
      <text:p text:style-name="Text_20_body"><text:span text:style-name="Strong_20_Emphasis">Restaurar backup SQL:</text:span><text:line-break/>Depois de subir o MySQL com o Compose (<text:span text:style-name="Source_20_Text">docker compose up</text:span>), você executa o comando de restauração no terminal, usando o nome do serviço/container definido no Compose. Por exemplo:</text:p>
      <text:p text:style-name="P1"><text:span text:style-name="Source_20_Text">docker exec -i nome-do-servico-mysql sh -c 'exec mysql -uroot -p"$MYSQL_ROOT_PASSWORD"' &lt; backup.sql</text:span></text:p>
      <text:p text:style-name="Text_20_body">Esse comando é rodado no terminal, não dentro do <text:span text:style-name="Source_20_Text">compose.yaml</text:span> <text:a xlink:type="simple" xlink:href="https://hub.docker.com/_/mysql#restoring-data-from-dump-files" text:style-name="Internet_20_link" text:visited-style-name="Visited_20_Internet_20_Link">Restoring data from dump files</text:a>.</text:p>
      <text:p text:style-name="Text_20_body"><text:span text:style-name="Strong_20_Emphasis">Acessar o banco depois de criado:</text:span><text:line-break/>Também é feito via terminal, usando o nome do serviço/container do Compose:</text:p>
      <text:p text:style-name="P1"><text:soft-page-break/><text:span text:style-name="Source_20_Text">docker exec -it nome-do-servico-mysql bash</text:span></text:p>
      <text:p text:style-name="Text_20_body">Depois, dentro do container, você pode rodar o cliente MySQL normalmente <text:a xlink:type="simple" xlink:href="https://docs.docker.com/guides/databases/#access-the-shell-of-a-containerized-database" text:style-name="Internet_20_link" text:visited-style-name="Visited_20_Internet_20_Link">Access the shell of a containerized database</text:a>.</text:p>
      <text:p text:style-name="Text_20_body"><text:span text:style-name="Strong_20_Emphasis">Resumo:</text:span></text:p>
      <text:list text:style-name="L4">
        <text:list-item>
          <text:p text:style-name="P9">O <text:span text:style-name="Source_20_Text">compose.yaml</text:span> define e sobe os serviços. </text:p>
        </text:list-item>
        <text:list-item>
          <text:p text:style-name="P9">Restaurar backup e acessar o banco são comandos executados no terminal, usando o nome do serviço/container definido no Compose. </text:p>
        </text:list-item>
        <text:list-item>
          <text:p text:style-name="P8">Não se coloca comandos de restauração ou acesso direto dentro do <text:span text:style-name="Source_20_Text">compose.yaml</text:span>. </text:p>
        </text:list-item>
      </text:list>
      <text:p text:style-name="Text_20_body">Se precisar de exemplos práticos de Compose para MySQL, <text:a xlink:type="simple" xlink:href="https://docs.docker.com/guides/databases/#use-docker-compose-to-run-a-database" text:style-name="Internet_20_link" text:visited-style-name="Visited_20_Internet_20_Link">este exemplo oficial</text:a>.</text:p>
      <text:p text:style-name="Text_20_body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5T15:59:36.964530489</meta:creation-date>
    <dc:date>2025-09-25T16:10:01.980174636</dc:date>
    <meta:editing-duration>PT10S</meta:editing-duration>
    <meta:editing-cycles>1</meta:editing-cycles>
    <meta:document-statistic meta:table-count="0" meta:image-count="0" meta:object-count="0" meta:page-count="5" meta:paragraph-count="124" meta:word-count="1093" meta:character-count="7458" meta:non-whitespace-character-count="6221"/>
    <meta:generator>LibreOffice/24.2.7.2$Linux_X86_64 LibreOffice_project/420$Build-2</meta:generator>
  </office:meta>
</office:document-meta>
</file>